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BAAAAA+TimesNewRomanPS-BoldMT" svg:font-family="BAAAAA+TimesNewRomanPS-BoldMT"/>
    <style:font-face style:name="CAAAAA+TimesNewRomanPSMT" svg:font-family="CAAAAA+TimesNewRomanPSMT"/>
    <style:font-face style:name="EAAAAA+CourierNewPSMT" svg:font-family="EAAAAA+CourierNewPSMT"/>
    <style:font-face style:name="NimbusMonL-Regu" svg:font-family="NimbusMonL-Regu"/>
    <style:font-face style:name="NimbusRomNo9L-Medi" svg:font-family="NimbusRomNo9L-Medi"/>
    <style:font-face style:name="NimbusRomanNo9L-Regu" svg:font-family="NimbusRomanNo9L-Regu"/>
    <style:font-face style:name="FAAAAA+TimesNewRomanPS-ItalicMT" svg:font-family="FAAAAA+TimesNewRomanPS-ItalicMT" style:font-family-generic="script"/>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paragraph-properties fo:text-align="start" style:justify-single-word="false" style:text-autospace="none"/>
      <style:text-properties style:font-name="Nimbus Roman No9 L" fo:font-size="10pt" style:font-name-asian="CAAAAA+TimesNewRomanPSMT" style:font-size-asian="10pt" style:font-name-complex="CAAAAA+TimesNewRomanPSMT" style:font-size-complex="10pt"/>
    </style:style>
    <style:style style:name="P3" style:family="paragraph" style:parent-style-name="Standard">
      <style:paragraph-properties fo:text-align="start" style:justify-single-word="false" style:text-autospace="none"/>
      <style:text-properties style:font-name="Nimbus Roman No9 L" fo:font-size="10pt" style:font-name-asian="NimbusRomanNo9L-Regu" style:font-size-asian="10pt" style:font-name-complex="NimbusRomanNo9L-Regu" style:font-size-complex="10pt"/>
    </style:style>
    <style:style style:name="P4" style:family="paragraph" style:parent-style-name="Standard">
      <style:paragraph-properties style:text-autospace="none"/>
      <style:text-properties style:font-name="Nimbus Roman No9 L"/>
    </style:style>
    <style:style style:name="P5" style:family="paragraph" style:parent-style-name="Standard">
      <style:paragraph-properties fo:text-align="start" style:justify-single-word="false" style:text-autospace="none"/>
      <style:text-properties style:font-name="Nimbus Roman No9 L" fo:font-size="12pt" style:font-name-asian="EAAAAA+CourierNewPSMT" style:font-size-asian="12pt" style:font-name-complex="EAAAAA+CourierNewPSMT" style:font-size-complex="12pt"/>
    </style:style>
    <style:style style:name="P6" style:family="paragraph" style:parent-style-name="Standard">
      <style:paragraph-properties style:text-autospace="none"/>
      <style:text-properties style:font-name="Nimbus Roman No9 L" fo:font-size="12pt" style:font-name-asian="EAAAAA+CourierNewPSMT" style:font-size-asian="12pt" style:font-name-complex="EAAAAA+CourierNewPSMT" style:font-size-complex="12pt"/>
    </style:style>
    <style:style style:name="P7" style:family="paragraph" style:parent-style-name="Standard">
      <style:paragraph-properties style:text-autospace="none"/>
      <style:text-properties style:font-name="Nimbus Roman No9 L" fo:font-size="12pt" style:font-name-asian="BAAAAA+TimesNewRomanPS-BoldMT" style:font-size-asian="12pt" style:font-name-complex="BAAAAA+TimesNewRomanPS-BoldMT" style:font-size-complex="12pt"/>
    </style:style>
    <style:style style:name="P8" style:family="paragraph" style:parent-style-name="Standard">
      <style:paragraph-properties style:text-autospace="none"/>
      <style:text-properties style:font-name="Nimbus Roman No9 L" fo:font-size="12pt" style:font-name-asian="NimbusRomanNo9L-Regu" style:font-size-asian="12pt" style:font-name-complex="NimbusRomanNo9L-Regu" style:font-size-complex="12pt"/>
    </style:style>
    <style:style style:name="P9" style:family="paragraph" style:parent-style-name="Standard">
      <style:paragraph-properties fo:text-align="start" style:justify-single-word="false" style:text-autospace="none"/>
      <style:text-properties style:font-name="Nimbus Roman No9 L" fo:font-size="12pt" style:font-name-asian="NimbusRomanNo9L-Regu" style:font-size-asian="12pt" style:font-name-complex="NimbusRomanNo9L-Regu" style:font-size-complex="12pt"/>
    </style:style>
    <style:style style:name="P10" style:family="paragraph" style:parent-style-name="Standard">
      <style:text-properties style:font-name="Nimbus Roman No9 L" fo:font-size="12pt" style:font-name-asian="CAAAAA+TimesNewRomanPSMT" style:font-size-asian="12pt" style:font-name-complex="CAAAAA+TimesNewRomanPSMT" style:font-size-complex="12pt"/>
    </style:style>
    <style:style style:name="P11" style:family="paragraph" style:parent-style-name="Standard">
      <style:paragraph-properties style:text-autospace="none"/>
      <style:text-properties style:font-name="Nimbus Roman No9 L" fo:font-size="12pt" style:font-name-asian="CAAAAA+TimesNewRomanPSMT" style:font-size-asian="12pt" style:font-name-complex="CAAAAA+TimesNewRomanPSMT" style:font-size-complex="12pt"/>
    </style:style>
    <style:style style:name="P12" style:family="paragraph" style:parent-style-name="Standard">
      <style:paragraph-properties fo:text-align="start" style:justify-single-word="false" style:text-autospace="none"/>
      <style:text-properties style:font-name="Nimbus Roman No9 L" fo:font-size="12pt" style:font-name-asian="CAAAAA+TimesNewRomanPSMT" style:font-size-asian="12pt" style:font-name-complex="CAAAAA+TimesNewRomanPSMT" style:font-size-complex="12pt"/>
    </style:style>
    <style:style style:name="P13" style:family="paragraph" style:parent-style-name="Standard">
      <style:paragraph-properties fo:text-align="start" style:justify-single-word="false" style:text-autospace="none"/>
      <style:text-properties style:font-name="Nimbus Roman No9 L" fo:font-size="12pt" style:font-name-asian="NimbusRomNo9L-Medi" style:font-size-asian="12pt" style:font-name-complex="NimbusRomNo9L-Medi" style:font-size-complex="12pt"/>
    </style:style>
    <style:style style:name="P14" style:family="paragraph" style:parent-style-name="Standard">
      <style:paragraph-properties style:text-autospace="none"/>
      <style:text-properties style:font-name="Nimbus Roman No9 L" fo:font-size="12pt" fo:font-style="italic" style:font-name-asian="EAAAAA+CourierNewPSMT" style:font-size-asian="12pt" style:font-style-asian="italic" style:font-name-complex="EAAAAA+CourierNewPSMT" style:font-size-complex="12pt" style:font-style-complex="italic"/>
    </style:style>
    <style:style style:name="P15" style:family="paragraph" style:parent-style-name="Standard">
      <style:paragraph-properties style:text-autospace="none"/>
      <style:text-properties style:font-name="Nimbus Roman No9 L" fo:font-size="12pt" fo:font-style="normal" style:font-name-asian="EAAAAA+CourierNewPSMT" style:font-size-asian="12pt" style:font-style-asian="normal" style:font-name-complex="EAAAAA+CourierNewPSMT" style:font-size-complex="12pt" style:font-style-complex="normal"/>
    </style:style>
    <style:style style:name="P16" style:family="paragraph" style:parent-style-name="Standard">
      <style:paragraph-properties style:text-autospace="none"/>
      <style:text-properties style:font-name="Nimbus Roman No9 L" fo:font-size="12pt" fo:font-style="normal" fo:font-weight="bold" style:font-name-asian="EAAAAA+CourierNewPSMT" style:font-size-asian="12pt" style:font-style-asian="normal" style:font-weight-asian="bold" style:font-name-complex="EAAAAA+CourierNewPSMT" style:font-size-complex="12pt" style:font-style-complex="normal" style:font-weight-complex="bold"/>
    </style:style>
    <style:style style:name="P17" style:family="paragraph" style:parent-style-name="Standard">
      <style:paragraph-properties style:text-autospace="none"/>
      <style:text-properties fo:color="#008000" fo:font-size="10pt" fo:language="zxx" fo:country="none" style:font-size-asian="10pt" style:font-size-complex="10pt"/>
    </style:style>
    <style:style style:name="P18" style:family="paragraph" style:parent-style-name="Standard">
      <style:paragraph-properties style:text-autospace="none"/>
      <style:text-properties fo:color="#008000" style:font-name="Nimbus Roman No9 L" fo:font-size="10pt" fo:language="zxx" fo:country="none" fo:font-style="italic" style:font-name-asian="EAAAAA+CourierNewPSMT" style:font-size-asian="10pt" style:font-style-asian="italic" style:font-name-complex="EAAAAA+CourierNewPSMT" style:font-size-complex="10pt" style:font-style-complex="italic"/>
    </style:style>
    <style:style style:name="P19" style:family="paragraph" style:parent-style-name="Standard">
      <style:paragraph-properties style:text-autospace="none"/>
      <style:text-properties style:use-window-font-color="true" fo:font-size="10pt" fo:language="zxx" fo:country="none" style:font-size-asian="10pt" style:font-size-complex="10pt"/>
    </style:style>
    <style:style style:name="P20" style:family="paragraph" style:parent-style-name="Standard">
      <style:paragraph-properties style:text-autospace="none"/>
    </style:style>
    <style:style style:name="P21" style:family="paragraph" style:parent-style-name="Standard">
      <style:paragraph-properties style:text-autospace="none"/>
      <style:text-properties fo:color="#0000ff" fo:font-size="10pt" fo:language="zxx" fo:country="none" style:font-size-asian="10pt" style:font-size-complex="10pt"/>
    </style:style>
    <style:style style:name="P22" style:family="paragraph" style:parent-style-name="Standard">
      <style:paragraph-properties fo:margin-left="0.4925in" fo:margin-right="0in" fo:text-align="start" style:justify-single-word="false" fo:text-indent="0in" style:auto-text-indent="false" style:text-autospace="none"/>
      <style:text-properties style:font-name="Nimbus Roman No9 L" fo:font-size="12pt" style:font-name-asian="EAAAAA+CourierNewPSMT" style:font-size-asian="12pt" style:font-name-complex="EAAAAA+CourierNewPSMT" style:font-size-complex="12pt"/>
    </style:style>
    <style:style style:name="P23" style:family="paragraph" style:parent-style-name="Standard">
      <style:paragraph-properties fo:margin-left="0.4925in" fo:margin-right="0in" fo:text-indent="0in" style:auto-text-indent="false" style:text-autospace="none"/>
      <style:text-properties style:font-name="Nimbus Roman No9 L" fo:font-size="12pt" style:font-name-asian="EAAAAA+CourierNewPSMT" style:font-size-asian="12pt" style:font-name-complex="EAAAAA+CourierNewPSMT" style:font-size-complex="12pt"/>
    </style:style>
    <style:style style:name="P24" style:family="paragraph" style:parent-style-name="Standard">
      <style:paragraph-properties fo:margin-left="0.4925in" fo:margin-right="0in" fo:text-align="start" style:justify-single-word="false" fo:text-indent="0in" style:auto-text-indent="false" style:text-autospace="none"/>
      <style:text-properties style:font-name="Nimbus Roman No9 L" fo:font-size="10pt" style:font-name-asian="BAAAAA+TimesNewRomanPS-BoldMT" style:font-size-asian="10pt" style:font-name-complex="BAAAAA+TimesNewRomanPS-BoldMT" style:font-size-complex="10pt"/>
    </style:style>
    <style:style style:name="P25" style:family="paragraph" style:parent-style-name="Standard">
      <style:paragraph-properties style:text-autospace="none"/>
      <style:text-properties style:font-name="Nimbus Roman No9 L" fo:font-size="12pt" fo:font-style="normal" fo:font-weight="normal" style:font-name-asian="EAAAAA+CourierNewPSMT" style:font-size-asian="12pt" style:font-style-asian="normal" style:font-weight-asian="normal" style:font-name-complex="EAAAAA+CourierNewPSMT" style:font-size-complex="12pt" style:font-style-complex="normal" style:font-weight-complex="normal"/>
    </style:style>
    <style:style style:name="P26" style:family="paragraph" style:parent-style-name="Standard">
      <style:paragraph-properties style:text-autospace="none"/>
      <style:text-properties style:font-name="Nimbus Roman No9 L" fo:font-size="12pt" fo:font-style="normal" style:font-name-asian="CAAAAA+TimesNewRomanPSMT" style:font-size-asian="12pt" style:font-style-asian="normal" style:font-name-complex="CAAAAA+TimesNewRomanPSMT" style:font-size-complex="12pt" style:font-style-complex="normal"/>
    </style:style>
    <style:style style:name="P27" style:family="paragraph" style:parent-style-name="Standard">
      <style:paragraph-properties style:text-autospace="none"/>
      <style:text-properties style:font-name="Nimbus Roman No9 L" fo:font-size="12pt" style:font-name-asian="EAAAAA+CourierNewPSMT" style:font-size-asian="12pt" style:font-name-complex="EAAAAA+CourierNewPSMT" style:font-size-complex="12pt"/>
    </style:style>
    <style:style style:name="P28" style:family="paragraph" style:parent-style-name="Standard">
      <style:paragraph-properties style:text-autospace="none"/>
      <style:text-properties style:font-name="Nimbus Roman No9 L" fo:font-size="12pt" fo:font-style="italic" style:font-name-asian="EAAAAA+CourierNewPSMT" style:font-size-asian="12pt" style:font-style-asian="italic" style:font-name-complex="EAAAAA+CourierNewPSMT" style:font-size-complex="12pt" style:font-style-complex="italic"/>
    </style:style>
    <style:style style:name="P29" style:family="paragraph" style:parent-style-name="Standard">
      <style:paragraph-properties style:text-autospace="none"/>
      <style:text-properties style:font-name="Nimbus Roman No9 L" fo:font-size="12pt" fo:font-style="italic" style:font-name-asian="CAAAAA+TimesNewRomanPSMT" style:font-size-asian="12pt" style:font-style-asian="italic" style:font-name-complex="CAAAAA+TimesNewRomanPSMT" style:font-size-complex="12pt" style:font-style-complex="italic"/>
    </style:style>
    <style:style style:name="P30" style:family="paragraph" style:parent-style-name="Standard">
      <style:paragraph-properties style:text-autospace="none"/>
      <style:text-properties style:font-name="Nimbus Roman No9 L" fo:font-size="12pt" style:font-name-asian="CAAAAA+TimesNewRomanPSMT" style:font-size-asian="12pt" style:font-name-complex="CAAAAA+TimesNewRomanPSMT" style:font-size-complex="12pt"/>
    </style:style>
    <style:style style:name="P31" style:family="paragraph" style:parent-style-name="Standard">
      <style:paragraph-properties style:text-autospace="none"/>
      <style:text-properties style:font-name="Nimbus Roman No9 L"/>
    </style:style>
    <style:style style:name="P32" style:family="paragraph" style:parent-style-name="Standard">
      <style:paragraph-properties style:text-autospace="none"/>
      <style:text-properties style:font-name="Nimbus Roman No9 L" fo:font-style="italic" style:font-style-asian="italic" style:font-style-complex="italic"/>
    </style:style>
    <style:style style:name="P33" style:family="paragraph" style:parent-style-name="Standard">
      <style:paragraph-properties fo:margin-left="0.4925in" fo:margin-right="0in" fo:text-align="start" style:justify-single-word="false" fo:text-indent="0in" style:auto-text-indent="false" style:text-autospace="none"/>
      <style:text-properties style:font-name="Nimbus Roman No9 L" fo:font-size="10pt" style:font-name-asian="BAAAAA+TimesNewRomanPS-BoldMT" style:font-size-asian="10pt" style:font-name-complex="BAAAAA+TimesNewRomanPS-BoldMT" style:font-size-complex="10pt"/>
    </style:style>
    <style:style style:name="T1" style:family="text">
      <style:text-properties fo:font-size="12pt" style:font-size-asian="12pt" style:font-size-complex="12pt"/>
    </style:style>
    <style:style style:name="T2" style:family="text">
      <style:text-properties fo:font-size="12pt" style:font-name-asian="CAAAAA+TimesNewRomanPSMT" style:font-size-asian="12pt" style:font-name-complex="CAAAAA+TimesNewRomanPSMT" style:font-size-complex="12pt"/>
    </style:style>
    <style:style style:name="T3" style:family="text">
      <style:text-properties fo:font-size="12pt" style:font-name-asian="BAAAAA+TimesNewRomanPS-BoldMT" style:font-size-asian="12pt" style:font-name-complex="BAAAAA+TimesNewRomanPS-BoldMT" style:font-size-complex="12pt"/>
    </style:style>
    <style:style style:name="T4" style:family="text">
      <style:text-properties fo:font-size="12pt" style:font-name-asian="EAAAAA+CourierNewPSMT" style:font-size-asian="12pt" style:font-name-complex="EAAAAA+CourierNewPSMT" style:font-size-complex="12pt"/>
    </style:style>
    <style:style style:name="T5" style:family="text">
      <style:text-properties fo:font-size="12pt" style:font-name-asian="FAAAAA+TimesNewRomanPS-ItalicMT" style:font-size-asian="12pt" style:font-name-complex="FAAAAA+TimesNewRomanPS-ItalicMT" style:font-size-complex="12pt"/>
    </style:style>
    <style:style style:name="T6" style:family="text">
      <style:text-properties fo:font-size="12pt" fo:font-weight="bold" style:font-name-asian="BAAAAA+TimesNewRomanPS-BoldMT" style:font-size-asian="12pt" style:font-weight-asian="bold" style:font-name-complex="BAAAAA+TimesNewRomanPS-BoldMT" style:font-size-complex="12pt" style:font-weight-complex="bold"/>
    </style:style>
    <style:style style:name="T7" style:family="text">
      <style:text-properties fo:font-size="12pt" fo:font-weight="bold" style:font-name-asian="NimbusRomNo9L-Medi" style:font-size-asian="12pt" style:font-weight-asian="bold" style:font-name-complex="NimbusRomNo9L-Medi" style:font-size-complex="12pt" style:font-weight-complex="bold"/>
    </style:style>
    <style:style style:name="T8" style:family="text">
      <style:text-properties fo:font-size="12pt" style:font-name-asian="NimbusRomanNo9L-Regu" style:font-size-asian="12pt" style:font-name-complex="NimbusRomanNo9L-Regu" style:font-size-complex="12pt"/>
    </style:style>
    <style:style style:name="T9" style:family="text">
      <style:text-properties fo:font-size="12pt" style:font-name-asian="NimbusRomNo9L-Medi" style:font-size-asian="12pt" style:font-name-complex="NimbusRomNo9L-Medi" style:font-size-complex="12pt"/>
    </style:style>
    <style:style style:name="T10" style:family="text">
      <style:text-properties fo:font-size="12pt" fo:font-style="normal" style:font-name-asian="NimbusRomanNo9L-Regu" style:font-size-asian="12pt" style:font-style-asian="normal" style:font-name-complex="NimbusRomanNo9L-Regu" style:font-size-complex="12pt" style:font-style-complex="normal"/>
    </style:style>
    <style:style style:name="T11" style:family="text">
      <style:text-properties style:font-name-asian="CAAAAA+TimesNewRomanPSMT" style:font-name-complex="CAAAAA+TimesNewRomanPSMT"/>
    </style:style>
    <style:style style:name="T12" style:family="text">
      <style:text-properties style:font-name-asian="EAAAAA+CourierNewPSMT" style:font-name-complex="EAAAAA+CourierNewPSMT"/>
    </style:style>
    <style:style style:name="T13" style:family="text">
      <style:text-properties fo:font-weight="bold" style:font-weight-asian="bold" style:font-weight-complex="bold"/>
    </style:style>
    <style:style style:name="T14" style:family="text">
      <style:text-properties fo:font-weight="bold" style:font-name-asian="NimbusRomNo9L-Medi" style:font-weight-asian="bold" style:font-name-complex="NimbusRomNo9L-Medi" style:font-weight-complex="bold"/>
    </style:style>
    <style:style style:name="T15" style:family="text">
      <style:text-properties fo:font-size="7pt" style:font-size-asian="7pt" style:font-size-complex="7pt"/>
    </style:style>
    <style:style style:name="T16" style:family="text">
      <style:text-properties style:font-name-asian="NimbusRomNo9L-Medi" style:font-name-complex="NimbusRomNo9L-Medi"/>
    </style:style>
    <style:style style:name="T17" style:family="text">
      <style:text-properties style:font-name-asian="NimbusMonL-Regu" style:font-name-complex="NimbusMonL-Regu"/>
    </style:style>
    <style:style style:name="T18" style:family="text">
      <style:text-properties fo:font-style="normal" style:font-style-asian="normal" style:font-style-complex="normal"/>
    </style:style>
    <style:style style:name="T19" style:family="text">
      <style:text-properties style:use-window-font-color="true" fo:font-size="10pt" fo:language="zxx" fo:country="none" style:font-size-asian="10pt" style:font-size-complex="10pt"/>
    </style:style>
    <style:style style:name="T20" style:family="text">
      <style:text-properties fo:color="#0000ff" fo:font-size="10pt" fo:language="zxx" fo:country="none" style:font-size-asian="10pt" style:font-size-complex="10pt"/>
    </style:style>
    <style:style style:name="T21" style:family="text">
      <style:text-properties fo:color="#008000" fo:font-size="10pt" fo:language="zxx" fo:country="none" style:font-size-asian="10pt" style:font-size-complex="10pt"/>
    </style:style>
    <style:style style:name="T22"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CS202 System Programing Middle term exam<text:tab/>Name: Jacob S. Howarth</text:p>
      <text:p text:style-name="P1"><text:tab/><text:tab/><text:tab/><text:tab/>Spring 2009</text:p>
      <text:p text:style-name="P1"/>
      <text:p text:style-name="P1">Question 1 (15 points) <text:span text:style-name="T2">Implement the following three functions: </text:span></text:p>
      <text:p text:style-name="P10"/>
      <text:p text:style-name="P22">/** Reverses string str (for example ABC -&gt; CBA).</text:p>
      <text:p text:style-name="P22">* @param str String to reverse.</text:p>
      <text:p text:style-name="P22">*/</text:p>
      <text:p text:style-name="P22">void reverse(char *str);</text:p>
      <text:p text:style-name="P22"/>
      <text:p text:style-name="P22">/** Adds (catenates) string n to the end of string str.</text:p>
      <text:p text:style-name="P22">* @param str Pointer to a string.</text:p>
      <text:p text:style-name="P22">* @param n string to add to the end of string str.</text:p>
      <text:p text:style-name="P22">* @return 0 if success, 1 if failure.</text:p>
      <text:p text:style-name="P22">*/</text:p>
      <text:p text:style-name="P22">int addToEnd(char **str, const char *n);</text:p>
      <text:p text:style-name="P22"/>
      <text:p text:style-name="P22">/** Removes all occurrences of characters c from string str.</text:p>
      <text:p text:style-name="P22">* @param str Pointer to a string.</text:p>
      <text:p text:style-name="P22">* @param c Characters to remove.</text:p>
      <text:p text:style-name="P22">* @return How many characters were removed from the string,</text:p>
      <text:p text:style-name="P22">* or -1 in error situations.</text:p>
      <text:p text:style-name="P22">*/</text:p>
      <text:p text:style-name="P22">int removeChars(char **str, char c);</text:p>
      <text:p text:style-name="P22"/>
      <text:p text:style-name="P2"><text:span text:style-name="T6">Remark</text:span><text:span text:style-name="T3">: </text:span><text:span text:style-name="T1">Functions must take care that there is always exactly the right amount of memory allocated</text:span></text:p>
      <text:p text:style-name="P11">for the string.</text:p>
      <text:p text:style-name="P11"/>
      <text:p text:style-name="P29">Ans.</text:p>
      <text:p text:style-name="P29"/>
      <text:p text:style-name="P26">void reverse(char* str)</text:p>
      <text:p text:style-name="P26">{</text:p>
      <text:p text:style-name="P26"><text:s text:c="2"/>int end= strlen(str)-1;</text:p>
      <text:p text:style-name="P26"><text:s text:c="2"/>int start = 0;</text:p>
      <text:p text:style-name="P26"/>
      <text:p text:style-name="P26"><text:s text:c="2"/>while( start &lt; end )</text:p>
      <text:p text:style-name="P26"><text:s text:c="2"/>{</text:p>
      <text:p text:style-name="P26"><text:s text:c="4"/>str[start] ^= str[end];</text:p>
      <text:p text:style-name="P26"><text:s text:c="4"/>str[end] ^= str[start];</text:p>
      <text:p text:style-name="P26"><text:s text:c="4"/>str[start]^= str[end];</text:p>
      <text:p text:style-name="P26"/>
      <text:p text:style-name="P26"><text:s text:c="4"/>++start;</text:p>
      <text:p text:style-name="P26"><text:s text:c="4"/>--end;</text:p>
      <text:p text:style-name="P26"><text:s text:c="2"/>}</text:p>
      <text:p text:style-name="P26"/>
      <text:p text:style-name="P26">}</text:p>
      <text:p text:style-name="P26"/>
      <text:p text:style-name="P26"/>
      <text:p text:style-name="P26"/>
      <text:p text:style-name="P26"><text:soft-page-break/>int removeChars(char **str, char c) {</text:p>
      <text:p text:style-name="P26"/>
      <text:p text:style-name="P26"><text:s text:c="4"/>if (str[0] == NULL)</text:p>
      <text:p text:style-name="P26"><text:s text:c="8"/>return -1;</text:p>
      <text:p text:style-name="P26"/>
      <text:p text:style-name="P26"><text:s text:c="4"/>int i, replace = 0, length = strlen(str[0]);</text:p>
      <text:p text:style-name="P26"/>
      <text:p text:style-name="P26"><text:s text:c="4"/>for(i = 0; i &lt; length; i++)</text:p>
      <text:p text:style-name="P26"><text:s text:c="8"/>if (str[0][i] == c) {</text:p>
      <text:p text:style-name="P26"><text:s text:c="12"/>//int address = (int)&amp;str[0][i] - (int)str[0];</text:p>
      <text:p text:style-name="P26"><text:s text:c="12"/>strcpy(&amp;str[0][i], &amp;str[0][i + 1]); // I don't understand what</text:p>
      <text:p text:style-name="P26"><text:s text:c="48"/>// I'm suppose to replace</text:p>
      <text:p text:style-name="P26"><text:s text:c="48"/>// the character with and this</text:p>
      <text:p text:style-name="P26"><text:s text:c="48"/>// line of code does not work</text:p>
      <text:p text:style-name="P26"><text:s text:c="12"/>replace++;</text:p>
      <text:p text:style-name="P26"><text:s text:c="8"/>}</text:p>
      <text:p text:style-name="P26"/>
      <text:p text:style-name="P26"><text:s text:c="4"/>return replace;</text:p>
      <text:p text:style-name="P26"/>
      <text:p text:style-name="P26">}</text:p>
      <text:p text:style-name="P26"/>
      <text:p text:style-name="P26">int addToEnd(char **str, const char *n) {</text:p>
      <text:p text:style-name="P26"/>
      <text:p text:style-name="P26"><text:s text:c="4"/>if (str[0] == NULL || str == NULL || n == NULL)</text:p>
      <text:p text:style-name="P26"><text:s text:c="8"/>return -1;</text:p>
      <text:p text:style-name="P26"/>
      <text:p text:style-name="P26"><text:s text:c="4"/>int strlen1 = strlen(str[0]), strlen2 = strlen(n), i;</text:p>
      <text:p text:style-name="P26"/>
      <text:p text:style-name="P26"><text:s text:c="4"/>char catStr[strlen1 + strlen2 + 1];</text:p>
      <text:p text:style-name="P26"/>
      <text:p text:style-name="P26"><text:s text:c="4"/>for (i = 0; str[0][i] != '\0'; i++)</text:p>
      <text:p text:style-name="P26"><text:s text:c="8"/>catStr[i] = str[0][i];</text:p>
      <text:p text:style-name="P26"/>
      <text:p text:style-name="P26"><text:s text:c="4"/>while( *n ) {</text:p>
      <text:p text:style-name="P26"><text:s text:c="8"/>catStr[i++] = *n++;</text:p>
      <text:p text:style-name="P26"><text:s text:c="4"/>}</text:p>
      <text:p text:style-name="P26"/>
      <text:p text:style-name="P26"><text:s text:c="4"/>catStr[i] = '\0';</text:p>
      <text:p text:style-name="P26"><text:s text:c="4"/>str[0] = catStr;</text:p>
      <text:p text:style-name="P26"/>
      <text:p text:style-name="P26"><text:s text:c="4"/>return 0;</text:p>
      <text:p text:style-name="P26"/>
      <text:p text:style-name="P26">}</text:p>
      <text:p text:style-name="P1"/>
      <text:p text:style-name="P1"/>
      <text:p text:style-name="P1">Question 2 (15 points) <text:span text:style-name="T2">Below is an implementation of abstract data type (ADT) </text:span><text:span text:style-name="T4">TFish</text:span><text:span text:style-name="T2">. There are some errors in the implementation. Find them and justify why they are errors. Explain also how to correct these errors.</text:span></text:p>
      <text:p text:style-name="P5"/>
      <text:p text:style-name="P22"><text:soft-page-break/>1: #include &lt;stdlib.h&gt;</text:p>
      <text:p text:style-name="P22">2: #include &lt;string.h&gt;</text:p>
      <text:p text:style-name="P22">3:</text:p>
      <text:p text:style-name="P22">4: typedef struct {</text:p>
      <text:p text:style-name="P22">5: char *species; /* The species of the fish (salmon, tuna) */</text:p>
      <text:p text:style-name="P22">6: char gender; /* The gender of the fish (m or f) */</text:p>
      <text:p text:style-name="P22">7: } TFish;</text:p>
      <text:p text:style-name="P22">8:</text:p>
      <text:p text:style-name="P22">9: TFish *fishConstruct()</text:p>
      <text:p text:style-name="P22">10: {</text:p>
      <text:p text:style-name="P22">11: TFish *f = (TFish *)malloc(sizeof(char *) + sizeof(char));</text:p>
      <text:p text:style-name="P22">12: fishSetSpecies(f, “UNKNOWN”);</text:p>
      <text:p text:style-name="P22">13: return f;</text:p>
      <text:p text:style-name="P22">14: }</text:p>
      <text:p text:style-name="P22">15: int fishSetSpecies(TFish *fish, const char *species)</text:p>
      <text:p text:style-name="P22">16: {</text:p>
      <text:p text:style-name="P22">17: free(fish.species);</text:p>
      <text:p text:style-name="P22">18: if(species == NULL) {</text:p>
      <text:p text:style-name="P22">19: fish.species = NULL;</text:p>
      <text:p text:style-name="P22">20: return 1;</text:p>
      <text:p text:style-name="P22">21: }</text:p>
      <text:p text:style-name="P22">22: fish.species = malloc(strlen(species + 1) * sizeof(char));</text:p>
      <text:p text:style-name="P22">23:</text:p>
      <text:p text:style-name="P22">24: if(fish.species == NULL) {</text:p>
      <text:p text:style-name="P22">25: return 0;</text:p>
      <text:p text:style-name="P22">26: }</text:p>
      <text:p text:style-name="P22">27: strcpy(fish.species, name);</text:p>
      <text:p text:style-name="P22">28: return 1;</text:p>
      <text:p text:style-name="P22">29: }</text:p>
      <text:p text:style-name="P22">30: TFish *fishCopy(const TFish fish)</text:p>
      <text:p text:style-name="P22">31: {</text:p>
      <text:p text:style-name="P22">32: TFish f;</text:p>
      <text:p text:style-name="P22">33: f = fish;</text:p>
      <text:p text:style-name="P22">34: return &amp;f;</text:p>
      <text:p text:style-name="P22">35: }</text:p>
      <text:p text:style-name="P22">36: void fishDestruct(TFish *fish)</text:p>
      <text:p text:style-name="P22">37: {</text:p>
      <text:p text:style-name="P22">38: free(fish);</text:p>
      <text:p text:style-name="P22">39: free(fish.species);</text:p>
      <text:p text:style-name="P23">40: }</text:p>
      <text:p text:style-name="P6"/>
      <text:p text:style-name="P14">Ans. <text:span text:style-name="T18">The following changes should be made to the code:</text:span></text:p>
      <text:p text:style-name="P15"/>
      <text:p text:style-name="P15">Line 11 – the malloc() call argument should be malloc(sizeof(TFish)) because you want to return a pointer to a memory block in the heap thats the size of the struct which is two bytes. The statement as it currently is would produce the same effect, but it doesn't make any sense to do so and is harder to read. </text:p>
      <text:p text:style-name="P15"/>
      <text:p text:style-name="P15">Line 17, 19, 22, 24, 27, 39 – The statement “fish.species” is an incorrect dereference because fish is a pointer that holds a reference to a structure of type Tfish. Since this is the case, “fish” must be <text:soft-page-break/>dereferenced with either the “-&gt;” such as fish-&gt;species or like this (*fish).species.</text:p>
      <text:p text:style-name="P15"/>
      <text:p text:style-name="P15">Line 20 – Should return 0 to follow convention because technically sending a NULL char* and having it assigned to the species char* in structure Tfish fish is not an error.</text:p>
      <text:p text:style-name="P15"/>
      <text:p text:style-name="P15">Line 22 – The “plus 1” in the string length argument is not needed as strlen returns the number of characters in a string excluding the null character. So if a null character is not in the string it will still return all the characters so the malloc() call only needs to allocate enough space for just the strings characters and not the string characters plus 1.</text:p>
      <text:p text:style-name="P15"/>
      <text:p text:style-name="P15">Line 25 – Should return a non-zero integer to indicate error condition to follow return convention. This is because line 25 occurs after the memory allocation allocated for the char* species. If an error occurred in this memory allocation, for example to much memory was in use and no memory was free for allocation, malloc() will return a NULL pointer and assign it to the species char* in struct Tfish. Since the species char* is used in strcpy(), there is a possiblity it could be dereference and dereferencing a NULL pointer is bad.</text:p>
      <text:p text:style-name="P15"/>
      <text:p text:style-name="P15">Line 27 – name is undefined, should be the argument const char* species.</text:p>
      <text:p text:style-name="P15"/>
      <text:p text:style-name="P15">Line 28 – should return 0 to follow convention since the end of the function was reached without error.</text:p>
      <text:p text:style-name="P15"/>
      <text:p text:style-name="P15">Line 34 – A <text:s/>pointer/reference to a local variable is being returned. However, after the function fishCopy() returns, all the local variables within it's scope will be deallocated including Tfish f. Since a reference to f is returned, the returned reference essentially points to deallocated memory which is the same as dereferencing an unassigned pointer. To fix this, rewrite the function the following way:</text:p>
      <text:p text:style-name="P15"/>
      <text:p text:style-name="P15">TFish* fishCopy(const TFish *fish) {</text:p>
      <text:p text:style-name="P15"><text:tab/>if (fish != NULL) {</text:p>
      <text:p text:style-name="P15"><text:tab/><text:tab/>TFish *f;</text:p>
      <text:p text:style-name="P15"><text:tab/><text:tab/>f = fish;</text:p>
      <text:p text:style-name="P15"><text:tab/><text:tab/>return f;</text:p>
      <text:p text:style-name="P15"><text:tab/>}</text:p>
      <text:p text:style-name="P15"><text:tab/>return NULL;</text:p>
      <text:p text:style-name="P15">}</text:p>
      <text:p text:style-name="P15"/>
      <text:p text:style-name="P15">This way the callee returns the address of the argument back to the caller so the caller now has the same reference address as the argument. Checks for null should also be needed and a return of a NULL pointer would indicate copy failure. </text:p>
      <text:p text:style-name="P15"/>
      <text:p text:style-name="P16">WARNING!:<text:span text:style-name="T22"> This copy function only makes a “shallow” copy, that is the references are the only things that are copied. I wasn't sure if this was the intent of this function, but if a call to fishDeconstruct is made on one of the copies, any other TFish that was a copy of the TFish that was freed with fishDeconstruct will also be deallocated and unusable. So </text:span>DO NOT<text:span text:style-name="T22"> make a call to fishDeconstruct with any of the copies. If a deep copy was the intent, the code is provided below:</text:span></text:p>
      <text:p text:style-name="P25"/>
      <text:p text:style-name="P25">TFish* fishCopy(const TFish *fish) {</text:p>
      <text:p text:style-name="P25"><text:tab/>if (fish != NULL) {</text:p>
      <text:p text:style-name="P25"><text:tab/><text:tab/>TFish *f = (TFish *)malloc(sizeof(TFish));</text:p>
      <text:p text:style-name="P25"><text:tab/><text:tab/>if (f != NULL) {</text:p>
      <text:p text:style-name="P25"><text:soft-page-break/><text:tab/><text:tab/><text:tab/>f -&gt;species = fish-&gt;species;</text:p>
      <text:p text:style-name="P25"><text:tab/><text:tab/><text:tab/>f-&gt;gender = fish-&gt;gender;</text:p>
      <text:p text:style-name="P25"><text:tab/><text:tab/><text:tab/>return f;</text:p>
      <text:p text:style-name="P25"><text:tab/><text:tab/>}</text:p>
      <text:p text:style-name="P25"><text:tab/>}</text:p>
      <text:p text:style-name="P25"><text:tab/>return NULL;</text:p>
      <text:p text:style-name="P25">}</text:p>
      <text:p text:style-name="P15"/>
      <text:p text:style-name="P15">Line 39 – Line 39 is an error because deallocating char *species which is part of the struct TFish after the deallocation of TFish *fish pointer would cause a dereference of a bad or deallocated pointer. Line 38 and 39 should be switched because the members of the struct should be deallocated before the struc itself.</text:p>
      <text:p text:style-name="P6"/>
      <text:p text:style-name="P6"/>
      <text:p text:style-name="P6"/>
      <text:p text:style-name="P7">Question 3 (20 points) <text:span text:style-name="T11">Integer list is implemented as </text:span><text:span text:style-name="T13">singly-linked list</text:span><text:span text:style-name="T11">. Write the necessary data type definitions for the type </text:span><text:span text:style-name="T12">TList </text:span><text:span text:style-name="T11">representing this kind of list. In addition to that write the following four operation functions for that list.</text:span></text:p>
      <text:p text:style-name="P11"/>
      <text:p text:style-name="P24"><text:span text:style-name="T4">ListConstruct</text:span><text:span text:style-name="T2">, which constructs an empty list.</text:span></text:p>
      <text:p text:style-name="P24"><text:span text:style-name="T4">listAdd</text:span><text:span text:style-name="T2">, which adds an integer (given as parameter) to the end of the list.</text:span></text:p>
      <text:p text:style-name="P24"><text:span text:style-name="T4">listPrintInReverseOrder</text:span><text:span text:style-name="T5">, </text:span><text:span text:style-name="T2">which prints items of the list in reverse order ie. the last item is printed first. Each item is printed in its own row.</text:span></text:p>
      <text:p text:style-name="P24"><text:span text:style-name="T4">listDestruct</text:span><text:span text:style-name="T2">, which destroys the list (frees all memory allocated for the list).</text:span></text:p>
      <text:p text:style-name="P12"/>
      <text:p text:style-name="P4"><text:span text:style-name="T6">Remark</text:span><text:span text:style-name="T3">: </text:span><text:span text:style-name="T2">Your functions have to work in special cases too (empty list, only one node in list and so on).</text:span></text:p>
      <text:p text:style-name="P6"/>
      <text:p text:style-name="P14">Ans.</text:p>
      <text:p text:style-name="P14"><text:span text:style-name="T18"/></text:p>
      <text:p text:style-name="P14"><text:span text:style-name="T18">typedef struct node {</text:span></text:p>
      <text:p text:style-name="P14"><text:span text:style-name="T18"><text:s text:c="4"/>int element;</text:span></text:p>
      <text:p text:style-name="P14"><text:span text:style-name="T18"><text:s text:c="4"/>struct node *next;</text:span></text:p>
      <text:p text:style-name="P14"><text:span text:style-name="T18">}NODE;</text:span></text:p>
      <text:p text:style-name="P14"><text:span text:style-name="T18"/></text:p>
      <text:p text:style-name="P14"><text:span text:style-name="T18">typedef struct {</text:span></text:p>
      <text:p text:style-name="P14"><text:span text:style-name="T18"><text:s text:c="4"/>int size;</text:span></text:p>
      <text:p text:style-name="P14"><text:span text:style-name="T18"><text:s text:c="4"/>NODE *head;</text:span></text:p>
      <text:p text:style-name="P14"><text:span text:style-name="T18"><text:s text:c="4"/>NODE *tail;</text:span></text:p>
      <text:p text:style-name="P14"><text:span text:style-name="T18">}TList;</text:span></text:p>
      <text:p text:style-name="P14"><text:span text:style-name="T18"/></text:p>
      <text:p text:style-name="P14"><text:span text:style-name="T18">TList* listConstruct(void) {</text:span></text:p>
      <text:p text:style-name="P14"><text:span text:style-name="T18"><text:s text:c="4"/>TList *list = (TList *)malloc(sizeof(TList));</text:span></text:p>
      <text:p text:style-name="P14"><text:span text:style-name="T18"><text:s text:c="4"/>list-&gt;head = NULL;</text:span></text:p>
      <text:p text:style-name="P14"><text:span text:style-name="T18"><text:s text:c="4"/>list-&gt;tail = NULL;</text:span></text:p>
      <text:p text:style-name="P14"><text:span text:style-name="T18"><text:s text:c="4"/>list-&gt;size = 0;</text:span></text:p>
      <text:p text:style-name="P14"><text:span text:style-name="T18"><text:s text:c="4"/>return list;</text:span></text:p>
      <text:p text:style-name="P14"><text:span text:style-name="T18">}</text:span></text:p>
      <text:p text:style-name="P14"><text:span text:style-name="T18"/></text:p>
      <text:p text:style-name="P14"><text:span text:style-name="T18">void listAdd(TList *list, int element) {</text:span></text:p>
      <text:p text:style-name="P14"><text:soft-page-break/><text:span text:style-name="T18"/></text:p>
      <text:p text:style-name="P14"><text:span text:style-name="T18"><text:s text:c="4"/>NODE *newNode = (NODE *)malloc(sizeof(NODE));</text:span></text:p>
      <text:p text:style-name="P14"><text:span text:style-name="T18"/></text:p>
      <text:p text:style-name="P14"><text:span text:style-name="T18"><text:s text:c="4"/>if (newNode != NULL &amp;&amp; list != NULL) {</text:span></text:p>
      <text:p text:style-name="P14"><text:span text:style-name="T18"><text:s text:c="8"/>newNode-&gt;element = element;</text:span></text:p>
      <text:p text:style-name="P14"><text:span text:style-name="T18"/></text:p>
      <text:p text:style-name="P14"><text:span text:style-name="T18"><text:s text:c="8"/>if (list-&gt;head == NULL) {</text:span></text:p>
      <text:p text:style-name="P14"><text:span text:style-name="T18"><text:s text:c="12"/>list-&gt;head = newNode;</text:span></text:p>
      <text:p text:style-name="P14"><text:span text:style-name="T18"><text:s text:c="12"/>list-&gt;tail = newNode;</text:span></text:p>
      <text:p text:style-name="P14"><text:span text:style-name="T18"><text:s text:c="12"/>list-&gt;size++;</text:span></text:p>
      <text:p text:style-name="P14"><text:span text:style-name="T18"><text:s text:c="8"/>}</text:span></text:p>
      <text:p text:style-name="P14"><text:span text:style-name="T18"><text:s text:c="8"/>else {</text:span></text:p>
      <text:p text:style-name="P14"><text:span text:style-name="T18"><text:s text:c="12"/>list-&gt;tail-&gt;next = newNode;</text:span></text:p>
      <text:p text:style-name="P14"><text:span text:style-name="T18"><text:s text:c="12"/>list-&gt;tail = newNode;</text:span></text:p>
      <text:p text:style-name="P14"><text:span text:style-name="T18"><text:s text:c="12"/>list-&gt;tail-&gt;next = NULL;</text:span></text:p>
      <text:p text:style-name="P14"><text:span text:style-name="T18"><text:s text:c="12"/>list-&gt;size++;</text:span></text:p>
      <text:p text:style-name="P14"><text:span text:style-name="T18"><text:s text:c="8"/>}</text:span></text:p>
      <text:p text:style-name="P14"><text:span text:style-name="T18"><text:s text:c="4"/>}</text:span></text:p>
      <text:p text:style-name="P14"><text:span text:style-name="T18"><text:s text:c="4"/></text:span></text:p>
      <text:p text:style-name="P14"><text:span text:style-name="T18">}</text:span></text:p>
      <text:p text:style-name="P14"><text:span text:style-name="T18"/></text:p>
      <text:p text:style-name="P14"><text:span text:style-name="T18">int* get(TList *list, int index) {</text:span></text:p>
      <text:p text:style-name="P14"><text:span text:style-name="T18"><text:s text:c="4"/>if (list != NULL) {</text:span></text:p>
      <text:p text:style-name="P14"><text:span text:style-name="T18"><text:s text:c="8"/>if (index &gt; list-&gt;size)</text:span></text:p>
      <text:p text:style-name="P14"><text:span text:style-name="T18"><text:s text:c="12"/>return NULL;</text:span></text:p>
      <text:p text:style-name="P14"><text:span text:style-name="T18"><text:s text:c="8"/>else {</text:span></text:p>
      <text:p text:style-name="P14"><text:span text:style-name="T18"><text:s text:c="12"/>NODE *current = list-&gt;head;</text:span></text:p>
      <text:p text:style-name="P14"><text:span text:style-name="T18"/></text:p>
      <text:p text:style-name="P14"><text:span text:style-name="T18"><text:s text:c="12"/>while (current != NULL &amp;&amp; index &gt; 0) {</text:span></text:p>
      <text:p text:style-name="P14"><text:span text:style-name="T18"><text:s text:c="16"/>index--;</text:span></text:p>
      <text:p text:style-name="P14"><text:span text:style-name="T18"><text:s text:c="16"/>current = current-&gt;next;</text:span></text:p>
      <text:p text:style-name="P14"><text:span text:style-name="T18"><text:s text:c="12"/>}</text:span></text:p>
      <text:p text:style-name="P14"><text:span text:style-name="T18"/></text:p>
      <text:p text:style-name="P14"><text:span text:style-name="T18"><text:s text:c="12"/>if (index != 0 || current == NULL)</text:span></text:p>
      <text:p text:style-name="P14"><text:span text:style-name="T18"><text:s text:c="16"/>return NULL;</text:span></text:p>
      <text:p text:style-name="P14"><text:span text:style-name="T18"><text:s text:c="12"/>else {</text:span></text:p>
      <text:p text:style-name="P14"><text:span text:style-name="T18"><text:s text:c="16"/>int *elementPtr = &amp;(current-&gt;element);</text:span></text:p>
      <text:p text:style-name="P14"><text:span text:style-name="T18"><text:s text:c="16"/>return elementPtr;</text:span></text:p>
      <text:p text:style-name="P14"><text:span text:style-name="T18"><text:s text:c="12"/>}</text:span></text:p>
      <text:p text:style-name="P14"><text:span text:style-name="T18"><text:s text:c="12"/></text:span></text:p>
      <text:p text:style-name="P14"><text:span text:style-name="T18"><text:s text:c="8"/>}</text:span></text:p>
      <text:p text:style-name="P14"><text:span text:style-name="T18"><text:s text:c="4"/>}</text:span></text:p>
      <text:p text:style-name="P14"><text:span text:style-name="T18"><text:s text:c="4"/>return NULL;</text:span></text:p>
      <text:p text:style-name="P14"><text:span text:style-name="T18">}</text:span></text:p>
      <text:p text:style-name="P14"><text:span text:style-name="T18"/></text:p>
      <text:p text:style-name="P14"><text:span text:style-name="T18">void listPrintInReverseOrder(TList *list) {</text:span></text:p>
      <text:p text:style-name="P14"><text:span text:style-name="T18"/></text:p>
      <text:p text:style-name="P14"><text:span text:style-name="T18"><text:s text:c="4"/>int *elementPtr;</text:span></text:p>
      <text:p text:style-name="P14"><text:span text:style-name="T18"><text:s text:c="4"/>if (list != NULL) {</text:span></text:p>
      <text:p text:style-name="P14"><text:soft-page-break/><text:span text:style-name="T18"><text:s text:c="8"/>int i = list-&gt;size - 1;</text:span></text:p>
      <text:p text:style-name="P14"><text:span text:style-name="T18"><text:s text:c="8"/>for (i; i &gt;= 0; i--) {</text:span></text:p>
      <text:p text:style-name="P14"><text:span text:style-name="T18"><text:s text:c="12"/>elementPtr = get(list, i);</text:span></text:p>
      <text:p text:style-name="P14"><text:span text:style-name="T18"><text:s text:c="12"/>if (elementPtr != NULL)</text:span></text:p>
      <text:p text:style-name="P14"><text:span text:style-name="T18"><text:s text:c="16"/>printf("%i\n", *elementPtr);</text:span></text:p>
      <text:p text:style-name="P14"><text:span text:style-name="T18"><text:s text:c="8"/>}</text:span></text:p>
      <text:p text:style-name="P14"><text:span text:style-name="T18"><text:s text:c="4"/>}</text:span></text:p>
      <text:p text:style-name="P14"><text:span text:style-name="T18">}</text:span></text:p>
      <text:p text:style-name="P14"><text:span text:style-name="T18"/></text:p>
      <text:p text:style-name="P14"><text:span text:style-name="T18">void listDestruct(TList *list) {</text:span></text:p>
      <text:p text:style-name="P14"><text:span text:style-name="T18"><text:s text:c="4"/>NODE* current;</text:span></text:p>
      <text:p text:style-name="P14"><text:span text:style-name="T18"><text:s text:c="4"/></text:span></text:p>
      <text:p text:style-name="P14"><text:span text:style-name="T18"><text:s text:c="4"/>if (list != NULL) {</text:span></text:p>
      <text:p text:style-name="P14"><text:span text:style-name="T18"><text:tab/></text:span></text:p>
      <text:p text:style-name="P14"><text:span text:style-name="T18"><text:tab/>while (list-&gt;head != NULL) {</text:span></text:p>
      <text:p text:style-name="P14"><text:span text:style-name="T18"><text:tab/> <text:s text:c="3"/>current = head-&gt;next;</text:span></text:p>
      <text:p text:style-name="P14"><text:span text:style-name="T18"><text:tab/> <text:s text:c="3"/>free(head);</text:span></text:p>
      <text:p text:style-name="P14"><text:span text:style-name="T18"><text:tab/> <text:s text:c="3"/>head = current;</text:span></text:p>
      <text:p text:style-name="P14"><text:span text:style-name="T18"><text:s text:c="12"/>}</text:span></text:p>
      <text:p text:style-name="P14"><text:span text:style-name="T18"><text:s text:c="5"/>}</text:span></text:p>
      <text:p text:style-name="P14"><text:span text:style-name="T18">}</text:span></text:p>
      <text:p text:style-name="P6"/>
      <text:p text:style-name="P6"/>
      <text:p text:style-name="P6"/>
      <text:p text:style-name="P6">Question 4 (20 points)</text:p>
      <text:p text:style-name="P6"/>
      <text:p text:style-name="P8">Matrices of floating point numbers are handled in a certain application. A handy way to represent these kind of matrices is two dimensional array. In the application we are now talking about, matrices with different dimensions are needed (the number of rows and number of columns are determined during</text:p>
      <text:p text:style-name="P9">run time). Because of this we want to make our matrix manipulation functions generic so that they can be used for all matrices independent of their dimensions. This is possible provided that we pass the number of rows and the number of columns as parameters to these functions. The main purpose of this question is to show by example program how this can be done. <text:span text:style-name="T16">Write a complete program </text:span>(data definitions, main function and implementations for functions possibly called from main function), that first reads the number of rows in the matrix and the number</text:p>
      <text:p text:style-name="P9">of columns (two numbers). After that it allocates enough space from memory and then reads the matrix elements from the keyboard line by line. If the matrix is a square matrix (number of columns equals to the number of rows), the program produces a vector containing diagonal elements from the matrix. </text:p>
      <text:p text:style-name="P13"/>
      <text:p text:style-name="P9"><text:span text:style-name="T14">Remark 1</text:span><text:span text:style-name="T16">: </text:span>It is required, that it would be possible (if needed) in main function to refer to the matrix element a<text:span text:style-name="T15">ij </text:span>(row i, column j) using simple double indexing like <text:span text:style-name="T17">matrix[i][j]</text:span>.</text:p>
      <text:p text:style-name="P3"><text:span text:style-name="T7">Remark 2</text:span><text:span text:style-name="T9">: </text:span><text:span text:style-name="T1">You have to divide the program into sub functions apparent from the task description above. You have to use parameters to pass information to and from the functions. It is not allowed to use global variables.</text:span></text:p>
      <text:p text:style-name="P3"><text:span text:style-name="T7">Remark 3</text:span><text:span text:style-name="T9">: </text:span><text:span text:style-name="T1">It is not necessary to do any reasonableness checking for input data entered from the keyboard.</text:span></text:p>
      <text:p text:style-name="P4"><text:span text:style-name="T7">Remark 4</text:span><text:span text:style-name="T9">: </text:span><text:span text:style-name="T8">No output is required to the screen from the program.</text:span></text:p>
      <text:p text:style-name="P4"><text:span text:style-name="T8"/></text:p>
      <text:p text:style-name="P32"><text:span text:style-name="T8">Ans.</text:span></text:p>
      <text:p text:style-name="P32"><text:soft-page-break/><text:span text:style-name="T10"/></text:p>
      <text:p text:style-name="P32"><text:span text:style-name="T10">#include &lt;stdio.h&gt;</text:span></text:p>
      <text:p text:style-name="P32"><text:span text:style-name="T10">#include &lt;stdlib.h&gt;</text:span></text:p>
      <text:p text:style-name="P32"><text:span text:style-name="T10">#include &lt;string.h&gt;</text:span></text:p>
      <text:p text:style-name="P32"><text:span text:style-name="T10">/*</text:span></text:p>
      <text:p text:style-name="P32"><text:span text:style-name="T10"><text:s/>* </text:span></text:p>
      <text:p text:style-name="P32"><text:span text:style-name="T10"><text:s/>*/</text:span></text:p>
      <text:p text:style-name="P32"><text:span text:style-name="T10"/></text:p>
      <text:p text:style-name="P32"><text:span text:style-name="T10">#define MAX_BUF_LEN 512</text:span></text:p>
      <text:p text:style-name="P32"><text:span text:style-name="T10"/></text:p>
      <text:p text:style-name="P32"><text:span text:style-name="T10">float** matrixConstruct(int row, int column) {</text:span></text:p>
      <text:p text:style-name="P32"><text:span text:style-name="T10"/></text:p>
      <text:p text:style-name="P32"><text:span text:style-name="T10"><text:s text:c="4"/>float **matrix;</text:span></text:p>
      <text:p text:style-name="P32"><text:span text:style-name="T10"><text:s text:c="4"/>int i;</text:span></text:p>
      <text:p text:style-name="P32"><text:span text:style-name="T10"/></text:p>
      <text:p text:style-name="P32"><text:span text:style-name="T10"><text:s text:c="4"/>matrix = malloc(row * sizeof(float*));</text:span></text:p>
      <text:p text:style-name="P32"><text:span text:style-name="T10"/></text:p>
      <text:p text:style-name="P32"><text:span text:style-name="T10"><text:s text:c="4"/>if (matrix == NULL)</text:span></text:p>
      <text:p text:style-name="P32"><text:span text:style-name="T10"><text:s text:c="8"/>exit(1);</text:span></text:p>
      <text:p text:style-name="P32"><text:span text:style-name="T10"/></text:p>
      <text:p text:style-name="P32"><text:span text:style-name="T10"><text:s text:c="4"/>for (i = 0; i &lt;= row - 1; i++) {</text:span></text:p>
      <text:p text:style-name="P32"><text:span text:style-name="T10"/></text:p>
      <text:p text:style-name="P32"><text:span text:style-name="T10"><text:s text:c="8"/>matrix[i] = malloc(column * sizeof(float));</text:span></text:p>
      <text:p text:style-name="P32"><text:span text:style-name="T10"><text:s text:c="8"/></text:span></text:p>
      <text:p text:style-name="P32"><text:span text:style-name="T10"><text:s text:c="8"/>if (matrix[i] == NULL) {</text:span></text:p>
      <text:p text:style-name="P32"><text:span text:style-name="T10"><text:s text:c="12"/>exit(1);</text:span></text:p>
      <text:p text:style-name="P32"><text:span text:style-name="T10"><text:s text:c="8"/>}</text:span></text:p>
      <text:p text:style-name="P32"><text:span text:style-name="T10"><text:s text:c="4"/>}</text:span></text:p>
      <text:p text:style-name="P32"><text:span text:style-name="T10"><text:s text:c="4"/>return matrix;</text:span></text:p>
      <text:p text:style-name="P32"><text:span text:style-name="T10">}</text:span></text:p>
      <text:p text:style-name="P32"><text:span text:style-name="T10"/></text:p>
      <text:p text:style-name="P32"><text:span text:style-name="T10"/></text:p>
      <text:p text:style-name="P32"><text:span text:style-name="T10"/></text:p>
      <text:p text:style-name="P32"><text:span text:style-name="T10">void addNumbers(float** matrix, int row, int column) {</text:span></text:p>
      <text:p text:style-name="P32"><text:span text:style-name="T10"><text:s text:c="4"/>float value;</text:span></text:p>
      <text:p text:style-name="P32"><text:span text:style-name="T10"><text:s text:c="4"/>int i, j;</text:span></text:p>
      <text:p text:style-name="P32"><text:span text:style-name="T10"/></text:p>
      <text:p text:style-name="P32"><text:span text:style-name="T10"><text:s text:c="4"/>for (i = 0; i &lt; row; i++)</text:span></text:p>
      <text:p text:style-name="P32"><text:span text:style-name="T10"><text:s text:c="8"/>for (j = 0; j &lt; column; j++) {</text:span></text:p>
      <text:p text:style-name="P32"><text:span text:style-name="T10"><text:s text:c="12"/>printf("Enter a floating point value: ");</text:span></text:p>
      <text:p text:style-name="P32"><text:span text:style-name="T10"><text:s text:c="12"/>scanf("%f", &amp;value);</text:span></text:p>
      <text:p text:style-name="P32"><text:span text:style-name="T10"><text:s text:c="12"/>matrix[i][j] = value;</text:span></text:p>
      <text:p text:style-name="P32"><text:span text:style-name="T10"><text:s text:c="8"/>}</text:span></text:p>
      <text:p text:style-name="P32"><text:span text:style-name="T10">}</text:span></text:p>
      <text:p text:style-name="P32"><text:span text:style-name="T10"/></text:p>
      <text:p text:style-name="P32"><text:span text:style-name="T10">void printVector(float* vector, int length) {</text:span></text:p>
      <text:p text:style-name="P32"><text:span text:style-name="T10"/></text:p>
      <text:p text:style-name="P32"><text:span text:style-name="T10"><text:s text:c="4"/>int i;</text:span></text:p>
      <text:p text:style-name="P32"><text:span text:style-name="T10"/></text:p>
      <text:p text:style-name="P32"><text:soft-page-break/><text:span text:style-name="T10"><text:s text:c="4"/>if (vector != NULL) {</text:span></text:p>
      <text:p text:style-name="P32"><text:span text:style-name="T10"><text:s text:c="8"/>printf("\nThis is the vector for the matrix:\n");</text:span></text:p>
      <text:p text:style-name="P32"><text:span text:style-name="T10"/></text:p>
      <text:p text:style-name="P32"><text:span text:style-name="T10"><text:s text:c="8"/>for (i = 0; i &lt; length; i++)</text:span></text:p>
      <text:p text:style-name="P32"><text:span text:style-name="T10"><text:s text:c="12"/>printf("%.2f\n", vector[i]);</text:span></text:p>
      <text:p text:style-name="P32"><text:span text:style-name="T10"><text:s text:c="4"/>}</text:span></text:p>
      <text:p text:style-name="P32"><text:span text:style-name="T10"><text:s text:c="8"/></text:span></text:p>
      <text:p text:style-name="P32"><text:span text:style-name="T10"/></text:p>
      <text:p text:style-name="P32"><text:span text:style-name="T10">}</text:span></text:p>
      <text:p text:style-name="P32"><text:span text:style-name="T10"/></text:p>
      <text:p text:style-name="P32"><text:span text:style-name="T10">float *createVector(float** matrix, int row, int column) {</text:span></text:p>
      <text:p text:style-name="P32"><text:span text:style-name="T10"/></text:p>
      <text:p text:style-name="P32"><text:span text:style-name="T10"><text:s text:c="4"/>int i;</text:span></text:p>
      <text:p text:style-name="P32"><text:span text:style-name="T10"><text:s text:c="4"/>float *vector;</text:span></text:p>
      <text:p text:style-name="P32"><text:span text:style-name="T10"/></text:p>
      <text:p text:style-name="P32"><text:span text:style-name="T10"><text:s text:c="4"/>vector = malloc(row * sizeof(float));</text:span></text:p>
      <text:p text:style-name="P32"><text:span text:style-name="T10"/></text:p>
      <text:p text:style-name="P32"><text:span text:style-name="T10"><text:s text:c="4"/>if (row == column &amp;&amp; vector != NULL) {</text:span></text:p>
      <text:p text:style-name="P32"><text:span text:style-name="T10"><text:s text:c="8"/>for (i = 0; i &lt; row; i++)</text:span></text:p>
      <text:p text:style-name="P32"><text:span text:style-name="T10"><text:s text:c="12"/>vector[i] = matrix[i][i];</text:span></text:p>
      <text:p text:style-name="P32"><text:span text:style-name="T10"/></text:p>
      <text:p text:style-name="P32"><text:span text:style-name="T10"><text:s text:c="8"/>return vector;</text:span></text:p>
      <text:p text:style-name="P32"><text:span text:style-name="T10"><text:s text:c="4"/>}</text:span></text:p>
      <text:p text:style-name="P32"><text:span text:style-name="T10"><text:s text:c="4"/>else</text:span></text:p>
      <text:p text:style-name="P32"><text:span text:style-name="T10"><text:s text:c="8"/>return NULL;</text:span></text:p>
      <text:p text:style-name="P32"><text:span text:style-name="T10">}</text:span></text:p>
      <text:p text:style-name="P32"><text:span text:style-name="T10"/></text:p>
      <text:p text:style-name="P32"><text:span text:style-name="T10">void matrixDeconstruct(float** matrix, int rows) {</text:span></text:p>
      <text:p text:style-name="P32"><text:span text:style-name="T10"><text:s text:c="4"/>int i;</text:span></text:p>
      <text:p text:style-name="P32"><text:span text:style-name="T10"><text:s text:c="4"/>for (i = 0; i &lt; rows; i++)</text:span></text:p>
      <text:p text:style-name="P32"><text:span text:style-name="T10"><text:s text:c="8"/>free(matrix[i]);</text:span></text:p>
      <text:p text:style-name="P32"><text:span text:style-name="T10"><text:s text:c="4"/>free(matrix);</text:span></text:p>
      <text:p text:style-name="P32"><text:span text:style-name="T10">}</text:span></text:p>
      <text:p text:style-name="P32"><text:span text:style-name="T10"/></text:p>
      <text:p text:style-name="P32"><text:span text:style-name="T10"/></text:p>
      <text:p text:style-name="P32"><text:span text:style-name="T10">int main(int argc, char** argv) {</text:span></text:p>
      <text:p text:style-name="P32"><text:span text:style-name="T10"/></text:p>
      <text:p text:style-name="P32"><text:span text:style-name="T10"><text:s text:c="4"/>float **matrix;</text:span></text:p>
      <text:p text:style-name="P32"><text:span text:style-name="T10"><text:s text:c="4"/>float *vector;</text:span></text:p>
      <text:p text:style-name="P32"><text:span text:style-name="T10"/></text:p>
      <text:p text:style-name="P32"><text:span text:style-name="T10"><text:s text:c="4"/>char inputLine[MAX_BUF_LEN], *colStr, *rowStr;</text:span></text:p>
      <text:p text:style-name="P32"><text:span text:style-name="T10"><text:s text:c="4"/>char *newLineChar;</text:span></text:p>
      <text:p text:style-name="P32"><text:span text:style-name="T10"><text:s text:c="4"/>int row, column;</text:span></text:p>
      <text:p text:style-name="P32"><text:span text:style-name="T10"/></text:p>
      <text:p text:style-name="P32"><text:span text:style-name="T10"><text:s text:c="4"/>printf("Enter a row number: ");</text:span></text:p>
      <text:p text:style-name="P32"><text:span text:style-name="T10"><text:s text:c="4"/>fgets(inputLine, MAX_BUF_LEN, stdin);</text:span></text:p>
      <text:p text:style-name="P32"><text:span text:style-name="T10"/></text:p>
      <text:p text:style-name="P32"><text:span text:style-name="T10"><text:s text:c="4"/>newLineChar = strstr(inputLine, "\n");</text:span></text:p>
      <text:p text:style-name="P32"><text:span text:style-name="T10"/></text:p>
      <text:p text:style-name="P32"><text:soft-page-break/><text:span text:style-name="T10"><text:s text:c="4"/>if (newLineChar == NULL)</text:span></text:p>
      <text:p text:style-name="P32"><text:span text:style-name="T10"><text:s text:c="8"/>exit(1);</text:span></text:p>
      <text:p text:style-name="P32"><text:span text:style-name="T10"><text:s text:c="4"/>else {</text:span></text:p>
      <text:p text:style-name="P32"><text:span text:style-name="T10"><text:s text:c="8"/>*newLineChar = '\0';</text:span></text:p>
      <text:p text:style-name="P32"><text:span text:style-name="T10"><text:s text:c="8"/>rowStr = inputLine;</text:span></text:p>
      <text:p text:style-name="P32"><text:span text:style-name="T10"><text:s text:c="4"/>}</text:span></text:p>
      <text:p text:style-name="P32"><text:span text:style-name="T10"/></text:p>
      <text:p text:style-name="P32"><text:span text:style-name="T10"><text:s text:c="4"/>row = atoi(rowStr);</text:span></text:p>
      <text:p text:style-name="P32"><text:span text:style-name="T10"/></text:p>
      <text:p text:style-name="P32"><text:span text:style-name="T10"><text:s text:c="4"/>printf("Enter a column number: ");</text:span></text:p>
      <text:p text:style-name="P32"><text:span text:style-name="T10"><text:s text:c="4"/>fgets(inputLine, MAX_BUF_LEN, stdin);</text:span></text:p>
      <text:p text:style-name="P32"><text:span text:style-name="T10"/></text:p>
      <text:p text:style-name="P32"><text:span text:style-name="T10"><text:s text:c="4"/>newLineChar = strstr(inputLine, "\n");</text:span></text:p>
      <text:p text:style-name="P32"><text:span text:style-name="T10"/></text:p>
      <text:p text:style-name="P32"><text:span text:style-name="T10"><text:s text:c="4"/>if (newLineChar == NULL)</text:span></text:p>
      <text:p text:style-name="P32"><text:span text:style-name="T10"><text:s text:c="8"/>exit(1);</text:span></text:p>
      <text:p text:style-name="P32"><text:span text:style-name="T10"><text:s text:c="4"/>else {</text:span></text:p>
      <text:p text:style-name="P32"><text:span text:style-name="T10"><text:s text:c="8"/>*newLineChar = '\0';</text:span></text:p>
      <text:p text:style-name="P32"><text:span text:style-name="T10"><text:s text:c="8"/>colStr = inputLine;</text:span></text:p>
      <text:p text:style-name="P32"><text:span text:style-name="T10"><text:s text:c="4"/>}</text:span></text:p>
      <text:p text:style-name="P32"><text:span text:style-name="T10"/></text:p>
      <text:p text:style-name="P32"><text:span text:style-name="T10"><text:s text:c="4"/>column = atoi(colStr);</text:span></text:p>
      <text:p text:style-name="P32"><text:span text:style-name="T10"><text:s text:c="4"/></text:span></text:p>
      <text:p text:style-name="P32"><text:span text:style-name="T10"><text:s text:c="4"/>matrix = matrixConstruct(row, column);</text:span></text:p>
      <text:p text:style-name="P32"><text:span text:style-name="T10"/></text:p>
      <text:p text:style-name="P32"><text:span text:style-name="T10"><text:s text:c="4"/>addNumbers(matrix, row, column);</text:span></text:p>
      <text:p text:style-name="P32"><text:span text:style-name="T10"><text:s text:c="4"/>vector = createVector(matrix, row, column);</text:span></text:p>
      <text:p text:style-name="P32"><text:span text:style-name="T10"/></text:p>
      <text:p text:style-name="P32"><text:span text:style-name="T10"><text:s text:c="4"/>if (vector != NULL)</text:span></text:p>
      <text:p text:style-name="P32"><text:span text:style-name="T10"><text:s text:c="8"/>printVector(vector, row);</text:span></text:p>
      <text:p text:style-name="P32"><text:span text:style-name="T10"/></text:p>
      <text:p text:style-name="P32"><text:span text:style-name="T10"><text:s text:c="4"/>matrixDeconstruct(matrix, row);</text:span></text:p>
      <text:p text:style-name="P32"><text:span text:style-name="T10"/></text:p>
      <text:p text:style-name="P32"><text:span text:style-name="T10"><text:s text:c="4"/>return (EXIT_SUCCESS);</text:span></text:p>
      <text:p text:style-name="P32"><text:span text:style-name="T10">}</text:span></text:p>
      <text:p text:style-name="P6"/>
      <text:p text:style-name="P6">Question 5 (10 points) Writing kernel buffers to disk. How can you be sure that the data you write to the disk really get there? We have said that the kernel is free to copy data when it gets around to it. Explore the manual to learn what system calls and programs are used to ensure buffers are copied to the disk.</text:p>
      <text:p text:style-name="P6"/>
      <text:p text:style-name="P14">Ans.<text:span text:style-name="T18"> The following system calls are used by the kernel to buffer data from the hard disk. The system calls sync() and fsync() are specifically used to buffer data from read and write file operations. Sync() is a system call that first buffers the specific inodes of the files in use and then buffers them to the hard disk. Fsync() actually writes or flushes all modified in-core data or buffer caches for the specific files referred to by their file descriptors, to the hard disk or other permanent storage device. This function also flushes the metadata, such as time created/modified, etc. associated with the file to the disk including updating the files stat structure in the process.</text:span></text:p>
      <text:p text:style-name="P6"/>
      <text:p text:style-name="P6"><text:soft-page-break/></text:p>
      <text:p text:style-name="P6">Question 6 (10 points) Executable Content v.s. Executable Permission Every file has three execute permission bits, one for owner, one for the group, and one for the rest of the world. You can set the execute permission bit for any file, even for plain-text files that contain lists of things to pick up at grocery store. On the other hand, a file containing executable code, such as an a.out file created by compiling a C program, can have its execute bits turned off. </text:p>
      <text:p text:style-name="P6"/>
      <text:p text:style-name="P6">Please explain the difference between the ideas of executable content and and execute permission for a file. Are they related? Read about the file command. </text:p>
      <text:p text:style-name="P6"/>
      <text:p text:style-name="P14">Ans.<text:span text:style-name="T18"> The execute permission for a file is used for users to be able to execute machine code or shell </text:span><text:span text:style-name="T18">scripts. It is also used for directories in that it allows a user, group, or everyone else to be able to “cd” into the directory or access the inode table of that directory and view it's contents. The execute bit for a regular data file, such as an ASCII text file or other type of file that does NOT contain executable code, can be set, but it is essentially useless because there is no content within the file to execute. This difference between execution permission and executable content can be determined by using the file command. The command a specific set of tests in order to tell which type of information a file contains by examining it's stat structure defined in sys/stat.h. Any file containing executable content will have a format that is defined in elf.h, a.out.h, and/or exec.h which are standard header files in the /usr/include directory. Files with executable content contain a magic number offset from the beginning of the file that tells the operating system that the file is an executable file and contains executable content. Any type of file can be distinguished using these magic numbers defined in the /etc/magic directory and the compiled magic files in the /usr/share/file/magic.mgc. If the file being tested does not contain any magic numbers defined in /usr/share/file/magic.mgc, the file is then tested to see if it is a file containing non-executable content, such as a text file. These files are tested based on their character encodings within the file, such as ASCII, UTF, etc. Essentially, the difference between executable permissions and executable content stems from the fact that executable permissions allow a user, group, or anyone else to access the file to execute it's content if it contains executable content (i.e. binary data the OS and underlying hardware can run). If the execute permission is turned off, the executable file still contains binary data that can be run on the OS, except now the execution of the file is controlled based on execution from the user, group, or anyone else level. If the execute permission is turned on, then a specific user, group, or anyone else can allow execution of the file containing binary data.</text:span></text:p>
      <text:p text:style-name="P6"/>
      <text:p text:style-name="P6"/>
      <text:p text:style-name="P6">Question 7 (5 points) On Unix platform, uses log onto system through terminals or terminal emulation programs. When a user is loged in, the ownership of the terminal is changed to the user and the utmp is updated. Please read the manpage of login command and the find the source code of the login command. In the source code, please identify the section that changes the ownership of the terminal <text:s/>and updates the utmp file. <text:s/>Copy the code below. </text:p>
      <text:p text:style-name="P6"/>
      <text:p text:style-name="P14">Ans. </text:p>
      <text:p text:style-name="P14"/>
      <text:p text:style-name="P18">/<text:span text:style-name="T18">* for linux, write entries in utmp and wtmp */</text:span></text:p>
      <text:p text:style-name="P19"><text:s text:c="4"/>{</text:p>
      <text:p text:style-name="P20"><text:span text:style-name="T19"><text:tab/></text:span><text:span text:style-name="T20">struct</text:span><text:span text:style-name="T19"> utmp ut;</text:span></text:p>
      <text:p text:style-name="P20"><text:span text:style-name="T19"><text:tab/></text:span><text:span text:style-name="T20">struct</text:span><text:span text:style-name="T19"> utmp *utp;</text:span></text:p>
      <text:p text:style-name="P20"><text:span text:style-name="T19"><text:tab/></text:span><text:span text:style-name="T20">struct</text:span><text:span text:style-name="T19"> timeval tv;</text:span></text:p>
      <text:p text:style-name="P19"/>
      <text:p text:style-name="P19"><text:tab/>utmpname(_PATH_UTMP);</text:p>
      <text:p text:style-name="P19"><text:tab/>setutent();</text:p>
      <text:p text:style-name="P19"><text:soft-page-break/></text:p>
      <text:p text:style-name="P20"><text:span text:style-name="T19"><text:tab/></text:span><text:span text:style-name="T21">/* Find pid in utmp.</text:span></text:p>
      <text:p text:style-name="P17">login sometimes overwrites the runlevel entry in /var/run/utmp,</text:p>
      <text:p text:style-name="P17">confusing sysvinit. I added a test for the entry type, and the problem</text:p>
      <text:p text:style-name="P17">was gone. (In a runlevel entry, st_pid is not really a pid but some number</text:p>
      <text:p text:style-name="P17">calculated from the previous and current runlevel).</text:p>
      <text:p text:style-name="P17">Michael Riepe &lt;michael@stud.uni-hannover.de&gt;</text:p>
      <text:p text:style-name="P17"><text:tab/>*/</text:p>
      <text:p text:style-name="P20"><text:span text:style-name="T19"><text:tab/></text:span><text:span text:style-name="T20">while</text:span><text:span text:style-name="T19"> ((utp = getutent())) ← UPDATES UTMP/WTMP FILE</text:span></text:p>
      <text:p text:style-name="P20"><text:span text:style-name="T19"><text:tab/><text:tab/></text:span><text:span text:style-name="T20">if</text:span><text:span text:style-name="T19"> (utp-&gt;ut_pid == pid</text:span></text:p>
      <text:p text:style-name="P19"><text:tab/><text:tab/> <text:s text:c="3"/>&amp;&amp; utp-&gt;ut_type &gt;= INIT_PROCESS</text:p>
      <text:p text:style-name="P19"><text:tab/><text:tab/> <text:s text:c="3"/>&amp;&amp; utp-&gt;ut_type &lt;= DEAD_PROCESS)</text:p>
      <text:p text:style-name="P20"><text:span text:style-name="T19"><text:tab/><text:tab/><text:tab/></text:span><text:span text:style-name="T20">break</text:span><text:span text:style-name="T19">;</text:span></text:p>
      <text:p text:style-name="P19"/>
      <text:p text:style-name="P20"><text:span text:style-name="T19"><text:tab/></text:span><text:span text:style-name="T21">/* If we can't find a pre-existing entry by pid, try by line.</text:span></text:p>
      <text:p text:style-name="P17"><text:tab/> <text:s text:c="2"/>BSD network daemons may rely on this. (anonymous) */</text:p>
      <text:p text:style-name="P20"><text:span text:style-name="T19"><text:tab/></text:span><text:span text:style-name="T20">if</text:span><text:span text:style-name="T19"> (utp == NULL) {</text:span></text:p>
      <text:p text:style-name="P19"><text:tab/> <text:s text:c="4"/>setutent();</text:p>
      <text:p text:style-name="P19"><text:tab/> <text:s text:c="4"/>ut.ut_type = LOGIN_PROCESS;</text:p>
      <text:p text:style-name="P20"><text:span text:style-name="T19"><text:tab/> <text:s text:c="4"/>strncpy(ut.ut_line, tty_name, </text:span><text:span text:style-name="T20">sizeof</text:span><text:span text:style-name="T19">(ut.ut_line));</text:span></text:p>
      <text:p text:style-name="P19"><text:tab/> <text:s text:c="4"/>utp = getutline(&amp;ut);</text:p>
      <text:p text:style-name="P19"><text:tab/>}</text:p>
      <text:p text:style-name="P19"/>
      <text:p text:style-name="P20"><text:span text:style-name="T19"><text:tab/></text:span><text:span text:style-name="T20">if</text:span><text:span text:style-name="T19"> (utp) {</text:span></text:p>
      <text:p text:style-name="P20"><text:span text:style-name="T19"><text:tab/> <text:s text:c="3"/>memcpy(&amp;ut, utp, </text:span><text:span text:style-name="T20">sizeof</text:span><text:span text:style-name="T19">(ut));</text:span></text:p>
      <text:p text:style-name="P20"><text:span text:style-name="T19"><text:tab/>} </text:span><text:span text:style-name="T20">else</text:span><text:span text:style-name="T19"> {</text:span></text:p>
      <text:p text:style-name="P20"><text:span text:style-name="T19"><text:tab/> <text:s text:c="3"/></text:span><text:span text:style-name="T21">/* some gettys/telnetds don't initialize utmp... */</text:span></text:p>
      <text:p text:style-name="P20"><text:span text:style-name="T19"><text:tab/> <text:s text:c="3"/>memset(&amp;ut, 0, </text:span><text:span text:style-name="T20">sizeof</text:span><text:span text:style-name="T19">(ut));</text:span></text:p>
      <text:p text:style-name="P19"><text:tab/>}</text:p>
      <text:p text:style-name="P19"/>
      <text:p text:style-name="P20"><text:span text:style-name="T19"><text:tab/></text:span><text:span text:style-name="T20">if</text:span><text:span text:style-name="T19"> (ut.ut_id[0] == 0)</text:span></text:p>
      <text:p text:style-name="P20"><text:span text:style-name="T19"><text:tab/> <text:s/>strncpy(ut.ut_id, tty_number, </text:span><text:span text:style-name="T20">sizeof</text:span><text:span text:style-name="T19">(ut.ut_id));</text:span></text:p>
      <text:p text:style-name="P19"/>
      <text:p text:style-name="P20"><text:span text:style-name="T19"><text:tab/>strncpy(ut.ut_user, username, </text:span><text:span text:style-name="T20">sizeof</text:span><text:span text:style-name="T19">(ut.ut_user));</text:span></text:p>
      <text:p text:style-name="P20"><text:span text:style-name="T19"><text:tab/>xstrncpy(ut.ut_line, tty_name, </text:span><text:span text:style-name="T20">sizeof</text:span><text:span text:style-name="T19">(ut.ut_line));</text:span></text:p>
      <text:p text:style-name="P20"><text:span text:style-name="T20">#ifdef</text:span><text:span text:style-name="T19"> _HAVE_UT_TV<text:tab/><text:tab/></text:span><text:span text:style-name="T21">/* in &lt;utmpbits.h&gt; included by &lt;utmp.h&gt; */</text:span></text:p>
      <text:p text:style-name="P19"><text:tab/>gettimeofday(&amp;tv, NULL);</text:p>
      <text:p text:style-name="P19"><text:tab/>ut.ut_tv.tv_sec = tv.tv_sec;</text:p>
      <text:p text:style-name="P19"><text:tab/>ut.ut_tv.tv_usec = tv.tv_usec;</text:p>
      <text:p text:style-name="P21">#else</text:p>
      <text:p text:style-name="P19"><text:tab/>{</text:p>
      <text:p text:style-name="P19"><text:tab/> <text:s text:c="3"/>time_t t;</text:p>
      <text:p text:style-name="P19"><text:tab/> <text:s text:c="3"/>time(&amp;t);</text:p>
      <text:p text:style-name="P20"><text:span text:style-name="T19"><text:tab/> <text:s text:c="3"/>ut.ut_time = t;<text:tab/></text:span><text:span text:style-name="T21">/* ut_time is not always a time_t */</text:span></text:p>
      <text:p text:style-name="P20"><text:span text:style-name="T19"><text:tab/><text:tab/><text:tab/><text:tab/></text:span><text:span text:style-name="T21">/* glibc2 #defines it as ut_tv.tv_sec */</text:span></text:p>
      <text:p text:style-name="P19"><text:tab/>}</text:p>
      <text:p text:style-name="P21">#endif</text:p>
      <text:p text:style-name="P19"><text:tab/>ut.ut_type = USER_PROCESS;</text:p>
      <text:p text:style-name="P19"><text:tab/>ut.ut_pid = pid;</text:p>
      <text:p text:style-name="P20"><text:span text:style-name="T19"><text:tab/></text:span><text:span text:style-name="T20">if</text:span><text:span text:style-name="T19"> (hostname) {</text:span></text:p>
      <text:p text:style-name="P20"><text:span text:style-name="T19"><text:tab/><text:tab/>xstrncpy(ut.ut_host, hostname, </text:span><text:span text:style-name="T20">sizeof</text:span><text:span text:style-name="T19">(ut.ut_host));</text:span></text:p>
      <text:p text:style-name="P20"><text:span text:style-name="T19"><text:tab/><text:tab/></text:span><text:span text:style-name="T20">if</text:span><text:span text:style-name="T19"> (hostaddress[0])</text:span></text:p>
      <text:p text:style-name="P20"><text:span text:style-name="T19"><text:tab/><text:tab/><text:tab/>memcpy(&amp;ut.ut_addr_v6, hostaddress, </text:span><text:span text:style-name="T20">sizeof</text:span><text:span text:style-name="T19">(ut.ut_addr_v6));</text:span></text:p>
      <text:p text:style-name="P19"><text:tab/>}</text:p>
      <text:p text:style-name="P19"/>
      <text:p text:style-name="P19"><text:tab/>pututline(&amp;ut);</text:p>
      <text:p text:style-name="P19"><text:tab/>endutent();</text:p>
      <text:p text:style-name="P19"/>
      <text:p text:style-name="P20"><text:soft-page-break/><text:span text:style-name="T20">#if</text:span><text:span text:style-name="T19"> HAVE_UPDWTMP</text:span></text:p>
      <text:p text:style-name="P19"><text:tab/>updwtmp(_PATH_WTMP, &amp;ut);</text:p>
      <text:p text:style-name="P21">#else</text:p>
      <text:p text:style-name="P20"><text:span text:style-name="T20">#if</text:span><text:span text:style-name="T19"> 0</text:span></text:p>
      <text:p text:style-name="P20"><text:span text:style-name="T19"><text:tab/></text:span><text:span text:style-name="T21">/* The O_APPEND open() flag should be enough to guarantee</text:span></text:p>
      <text:p text:style-name="P17"><text:tab/> <text:s text:c="2"/>atomic writes at end of file. */</text:p>
      <text:p text:style-name="P19"><text:tab/>{</text:p>
      <text:p text:style-name="P20"><text:span text:style-name="T19"><text:tab/> <text:s text:c="3"/></text:span><text:span text:style-name="T20">int</text:span><text:span text:style-name="T19"> wtmp;</text:span></text:p>
      <text:p text:style-name="P19"/>
      <text:p text:style-name="P20"><text:span text:style-name="T19"><text:tab/> <text:s text:c="3"/></text:span><text:span text:style-name="T20">if</text:span><text:span text:style-name="T19">((wtmp = open(_PATH_WTMP, O_APPEND|O_WRONLY)) &gt;= 0) {</text:span></text:p>
      <text:p text:style-name="P20"><text:span text:style-name="T19"><text:tab/><text:tab/>write(wtmp, (</text:span><text:span text:style-name="T20">char</text:span><text:span text:style-name="T19"> *)&amp;ut, </text:span><text:span text:style-name="T20">sizeof</text:span><text:span text:style-name="T19">(ut));</text:span></text:p>
      <text:p text:style-name="P19"><text:tab/><text:tab/>close(wtmp);</text:p>
      <text:p text:style-name="P19"><text:tab/> <text:s text:c="3"/>}</text:p>
      <text:p text:style-name="P19"><text:tab/>}</text:p>
      <text:p text:style-name="P21">#else</text:p>
      <text:p text:style-name="P20"><text:span text:style-name="T19"><text:tab/></text:span><text:span text:style-name="T21">/* Probably all this locking below is just nonsense,</text:span></text:p>
      <text:p text:style-name="P17"><text:tab/> <text:s text:c="2"/>and the short version is OK as well. */</text:p>
      <text:p text:style-name="P19"><text:tab/>{</text:p>
      <text:p text:style-name="P20"><text:span text:style-name="T19"><text:tab/> <text:s text:c="3"/></text:span><text:span text:style-name="T20">int</text:span><text:span text:style-name="T19"> lf, wtmp;</text:span></text:p>
      <text:p text:style-name="P20"><text:span text:style-name="T19"><text:tab/> <text:s text:c="3"/></text:span><text:span text:style-name="T20">if</text:span><text:span text:style-name="T19"> ((lf = open(_PATH_WTMPLOCK, O_CREAT|O_WRONLY, 0660)) &gt;= 0) {</text:span></text:p>
      <text:p text:style-name="P19"><text:tab/><text:tab/>flock(lf, LOCK_EX);</text:p>
      <text:p text:style-name="P20"><text:span text:style-name="T19"><text:tab/><text:tab/></text:span><text:span text:style-name="T20">if</text:span><text:span text:style-name="T19"> ((wtmp = open(_PATH_WTMP, O_APPEND|O_WRONLY)) &gt;= 0) {</text:span></text:p>
      <text:p text:style-name="P20"><text:span text:style-name="T19"><text:tab/><text:tab/> <text:s text:c="3"/>write(wtmp, (</text:span><text:span text:style-name="T20">char</text:span><text:span text:style-name="T19"> *)&amp;ut, </text:span><text:span text:style-name="T20">sizeof</text:span><text:span text:style-name="T19">(ut));</text:span></text:p>
      <text:p text:style-name="P19"><text:tab/><text:tab/> <text:s text:c="3"/>close(wtmp);</text:p>
      <text:p text:style-name="P19"><text:tab/><text:tab/>}</text:p>
      <text:p text:style-name="P19"><text:tab/><text:tab/>flock(lf, LOCK_UN);</text:p>
      <text:p text:style-name="P19"><text:tab/><text:tab/>close(lf);</text:p>
      <text:p text:style-name="P19"><text:tab/> <text:s text:c="3"/>}</text:p>
      <text:p text:style-name="P19"><text:tab/>}</text:p>
      <text:p text:style-name="P21">#endif</text:p>
      <text:p text:style-name="P21">#endif</text:p>
      <text:p text:style-name="P19"><text:s text:c="4"/>}</text:p>
      <text:p text:style-name="P19"/>
      <text:p text:style-name="P19"><text:s text:c="4"/>logaudit(tty_name, username, hostname, pwd, 1);</text:p>
      <text:p text:style-name="P19"><text:s text:c="4"/>dolastlog(quietlog);</text:p>
      <text:p text:style-name="P19"/>
      <text:p text:style-name="P19"><text:s text:c="4"/>chown(ttyn, pwd-&gt;pw_uid,</text:p>
      <text:p text:style-name="P19"><text:tab/> <text:s/>(gr = getgrnam(TTYGRPNAME)) ? gr-&gt;gr_gid : pwd-&gt;pw_gid);</text:p>
      <text:p text:style-name="P19"><text:s text:c="4"/>chmod(ttyn, TTY_MODE);</text:p>
      <text:p text:style-name="P19"/>
      <text:p text:style-name="P20"><text:span text:style-name="T20">#ifdef</text:span><text:span text:style-name="T19"> LOGIN_CHOWN_VCS ← CHANGES OWNERSHIP OF TTY SHELL</text:span></text:p>
      <text:p text:style-name="P20"><text:span text:style-name="T19"><text:s text:c="4"/></text:span><text:span text:style-name="T21">/* if tty is one of the VC's then change owner and mode of the</text:span></text:p>
      <text:p text:style-name="P17"><text:s text:c="7"/>special /dev/vcs devices as well */</text:p>
      <text:p text:style-name="P20"><text:span text:style-name="T19"><text:s text:c="4"/></text:span><text:span text:style-name="T20">if</text:span><text:span text:style-name="T19"> (consoletty(0)) {</text:span></text:p>
      <text:p text:style-name="P19"><text:tab/>chown(vcsn, pwd-&gt;pw_uid, (gr ? gr-&gt;gr_gid : pwd-&gt;pw_gid));</text:p>
      <text:p text:style-name="P19"><text:tab/>chown(vcsan, pwd-&gt;pw_uid, (gr ? gr-&gt;gr_gid : pwd-&gt;pw_gid));</text:p>
      <text:p text:style-name="P19"><text:tab/>chmod(vcsn, TTY_MODE);</text:p>
      <text:p text:style-name="P19"><text:tab/>chmod(vcsan, TTY_MODE);</text:p>
      <text:p text:style-name="P19"><text:s text:c="4"/>}</text:p>
      <text:p text:style-name="P21">#endif</text:p>
      <text:p text:style-name="P6"/>
      <text:p text:style-name="P6"/>
      <text:p text:style-name="P6">Question 8 (5 points): We know that every file has a set of permission specifying the read, write, execute permission for users. Please explain what does the execute bit mean for a directory? Why is it useful? </text:p>
      <text:p text:style-name="P6"/>
      <text:p text:style-name="P14">Ans.<text:span text:style-name="T18"> The execute bit for a directory means that a user, group, or other can use the “cd” command to </text:span><text:soft-page-break/><text:span text:style-name="T18">change to that directory and access the inode table in the DIR structure to view the files within that directory. The execute permission of a directory also determines what system calls can access that directory and the files within. The execute bit is useful for this reason in that it allows access control for multiple files without setting the permission bits for each file. For example, if a user wanted to block access to several files from everyone else except him/her, then the user could put all the files in one directory and chmod the directory to 700. This way, on the user could cd into that directory and access it's contents while other users and users within the group of the user who created the directory cannot access it. The system calls such as opendir(), readdir(), and writedir() cannot access this directory either if the execute permission was turned off and would throw a permissions error if a directory without executable access was accessed. </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AAAAA+TimesNewRomanPS-BoldMT" svg:font-family="BAAAAA+TimesNewRomanPS-BoldMT"/>
    <style:font-face style:name="CAAAAA+TimesNewRomanPSMT" svg:font-family="CAAAAA+TimesNewRomanPSMT"/>
    <style:font-face style:name="EAAAAA+CourierNewPSMT" svg:font-family="EAAAAA+CourierNewPSMT"/>
    <style:font-face style:name="NimbusMonL-Regu" svg:font-family="NimbusMonL-Regu"/>
    <style:font-face style:name="NimbusRomNo9L-Medi" svg:font-family="NimbusRomNo9L-Medi"/>
    <style:font-face style:name="NimbusRomanNo9L-Regu" svg:font-family="NimbusRomanNo9L-Regu"/>
    <style:font-face style:name="FAAAAA+TimesNewRomanPS-ItalicMT" svg:font-family="FAAAAA+TimesNewRomanPS-ItalicMT" style:font-family-generic="script"/>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anghua Wu</meta:initial-creator>
    <meta:creation-date>2009-04-21T13:28:17</meta:creation-date>
    <dc:date>2009-05-08T23:21:36.23</dc:date>
    <dc:creator>Jacob Howarth</dc:creator>
    <meta:editing-duration>PT14H01M59S</meta:editing-duration>
    <meta:editing-cycles>20</meta:editing-cycles>
    <meta:generator>OpenOffice.org/3.0$Win32 OpenOffice.org_project/300m15$Build-9379</meta:generator>
    <meta:document-statistic meta:table-count="0" meta:image-count="0" meta:object-count="0" meta:page-count="14" meta:paragraph-count="438" meta:word-count="3452" meta:character-count="21781"/>
    <meta:user-defined meta:name="Info 1"/>
    <meta:user-defined meta:name="Info 2"/>
    <meta:user-defined meta:name="Info 3"/>
    <meta:user-defined meta:name="Info 4"/>
  </office:meta>
</office:document-meta>
</file>